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3.073cm" fo:min-width="6.7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3.562cm" fo:min-width="2.29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287cm" svg:height="4.699cm" svg:x="6.08cm" svg:y="3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7.635cm" svg:height="0.962cm" svg:x="7.477cm" svg:y="4.937cm">
          <draw:text-box>
            <text:p>OpenWebConcept Plugin</text:p>
          </draw:text-box>
        </draw:frame>
        <draw:custom-shape draw:style-name="gr1" draw:text-style-name="P1" draw:layer="layout" svg:width="10.287cm" svg:height="4.699cm" svg:x="11.033cm" svg:y="10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0.287cm" svg:height="4.699cm" svg:x="0.365cm" svg:y="10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10.51cm" svg:height="0.725cm" svg:x="0.142cm" svg:y="12.848cm">
          <draw:text-box>
            <text:p text:style-name="P3"><text:span text:style-name="T1">https://github.com/VNG-Realisatie/OpenWebConcept</text:span></text:p>
          </draw:text-box>
        </draw:frame>
        <draw:frame draw:style-name="gr3" draw:text-style-name="P4" draw:layer="layout" svg:width="12.433cm" svg:height="0.962cm" svg:x="12.303cm" svg:y="12.784cm">
          <draw:text-box>
            <text:p text:style-name="P3"><text:span text:style-name="T1">https://bitbucket.org/openwebconcept/</text:span></text:p>
          </draw:text-box>
        </draw:frame>
        <draw:custom-shape draw:style-name="gr4" draw:text-style-name="P5" draw:layer="layout" svg:width="2.794cm" svg:height="4.318cm" svg:x="6.461cm" svg:y="13.954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2" draw:layer="layout" svg:width="2.792cm" svg:height="0.962cm" svg:x="6.461cm" svg:y="15.532cm">
          <draw:text-box>
            <text:p>owc.xml</text:p>
          </draw:text-box>
        </draw:frame>
        <draw:line draw:style-name="gr5" draw:text-style-name="P1" draw:layer="layout" svg:x1="7.858cm" svg:y1="13.954cm" svg:x2="11.16cm" svg:y2="7.604cm">
          <text:p/>
        </draw:line>
        <draw:line draw:style-name="gr5" draw:text-style-name="P1" draw:layer="layout" svg:x1="13.7cm" svg:y1="7.35cm" svg:x2="16.113cm" svg:y2="10.906cm">
          <text:p/>
        </draw:line>
        <draw:line draw:style-name="gr5" draw:text-style-name="P1" draw:layer="layout" svg:x1="8.239cm" svg:y1="7.35cm" svg:x2="5.445cm" svg:y2="11.03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2T14:31:23.405000000</meta:creation-date>
    <dc:date>2019-01-22T14:40:08.497000000</dc:date>
    <meta:editing-duration>PT8M46S</meta:editing-duration>
    <meta:editing-cycles>1</meta:editing-cycles>
    <meta:document-statistic meta:object-count="11"/>
    <meta:generator>LibreOffice/5.4.4.2$Windows_X86_64 LibreOffice_project/2524958677847fb3bb44820e40380acbe820f960</meta:generator>
  </office:meta>
</office:document-meta>
</file>